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9039*"/>
    </style:style>
    <style:style style:name="Table2.B" style:family="table-column">
      <style:table-column-properties style:rel-column-width="56495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9892*"/>
    </style:style>
    <style:style style:name="Table3.B" style:family="table-column">
      <style:table-column-properties style:rel-column-width="55642*"/>
    </style:style>
  </office:automatic-styles>
  <office:body>
    <office:text>
      <text:p text:style-name="Title">Octave e MatLab</text:p>
      <text:p text:style-name="Subtitle">Estudo em MatLab para Octave</text:p>
      <text:p text:style-name="Author">Sergio Pedro R Oliveira</text:p>
      <text:p text:style-name="Date">15 març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em MatLab para Octave.<text:line-break/></text:p>
      <text:h text:style-name="Heading_20_1" text:outline-level="1"><text:bookmark-start text:name="visão-geral"/>2 VISÃO GERAL<text:bookmark-end text:name="visão-geral"/></text:h>
      <text:h text:style-name="Heading_20_2" text:outline-level="2"><text:bookmark-start text:name="instalar-pacotes-no-octave"/>2.1 Instalar pacotes no Octave<text:bookmark-end text:name="instalar-pacotes-no-octave"/></text:h>
      <text:list text:style-name="L1">
        <text:list-item>
          <text:p text:style-name="P1">Para instalar um pacote no Ubuntu basta:<text:line-break/><text:span text:style-name="Source_Text">sudo apt-get install octave-[nome do pacote]</text:span><text:line-break/></text:p>
        </text:list-item>
      </text:list>
      <text:h text:style-name="Heading_20_2" text:outline-level="2"><text:bookmark-start text:name="operações-aritméticas-escalares"/>2.2 Operações aritméticas escalares<text:bookmark-end text:name="operações-aritméticas-escalares"/></text:h>
      <text:p text:style-name="TableCaption">Operações aritméticas escalare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Símbol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Forma no MatLab/Octave</text:p>
            </table:table-cell>
          </table:table-row>
        </table:table-header-rows>
        <table:table-row>
          <table:table-cell table:style-name="TableRowCell" office:value-type="string">
            <text:p text:style-name="Table_20_Contents">^</text:p>
          </table:table-cell>
          <table:table-cell table:style-name="TableRowCell" office:value-type="string">
            <text:p text:style-name="P4">Exponenciação: a^b</text:p>
          </table:table-cell>
          <table:table-cell table:style-name="TableRowCell" office:value-type="string">
            <text:p text:style-name="P5">a^b</text:p>
          </table:table-cell>
        </table:table-row>
        <table:table-row>
          <table:table-cell table:style-name="TableRowCell" office:value-type="string">
            <text:p text:style-name="Table_20_Contents">*</text:p>
          </table:table-cell>
          <table:table-cell table:style-name="TableRowCell" office:value-type="string">
            <text:p text:style-name="P4">Multiplicação: ab</text:p>
          </table:table-cell>
          <table:table-cell table:style-name="TableRowCell" office:value-type="string">
            <text:p text:style-name="P5">a*b</text:p>
          </table:table-cell>
        </table:table-row>
        <table:table-row>
          <table:table-cell table:style-name="TableRowCell" office:value-type="string">
            <text:p text:style-name="Table_20_Contents">/</text:p>
          </table:table-cell>
          <table:table-cell table:style-name="TableRowCell" office:value-type="string">
            <text:p text:style-name="P4">Divisão a direita: a/b</text:p>
          </table:table-cell>
          <table:table-cell table:style-name="TableRowCell" office:value-type="string">
            <text:p text:style-name="P5">a/b</text:p>
          </table:table-cell>
        </table:table-row>
        <table:table-row>
          <table:table-cell table:style-name="TableRowCell" office:value-type="string">
            <text:p text:style-name="Table_20_Contents">+</text:p>
          </table:table-cell>
          <table:table-cell table:style-name="TableRowCell" office:value-type="string">
            <text:p text:style-name="P4">Adição: a+b</text:p>
          </table:table-cell>
          <table:table-cell table:style-name="TableRowCell" office:value-type="string">
            <text:p text:style-name="P5">a+b</text:p>
          </table:table-cell>
        </table:table-row>
        <table:table-row>
          <table:table-cell table:style-name="TableRowCell" office:value-type="string">
            <text:p text:style-name="Table_20_Contents">-</text:p>
          </table:table-cell>
          <table:table-cell table:style-name="TableRowCell" office:value-type="string">
            <text:p text:style-name="P4">Subtração: a-b</text:p>
          </table:table-cell>
          <table:table-cell table:style-name="TableRowCell" office:value-type="string">
            <text:p text:style-name="P5">a-b</text:p>
          </table:table-cell>
        </table:table-row>
      </table:table>
      <text:h text:style-name="Heading_20_2" text:outline-level="2"><text:bookmark-start text:name="ordem-de-precedência"/>2.3 Ordem de precedência<text:bookmark-end text:name="ordem-de-precedência"/></text:h>
      <text:p text:style-name="TableCaption">Ordem de precedência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Precedência</text:p>
            </table:table-cell>
            <table:table-cell table:style-name="TableHeaderRowCell" office:value-type="string">
              <text:p text:style-name="Table_20_Heading">Opera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Primeiro</text:p>
          </table:table-cell>
          <table:table-cell table:style-name="TableRowCell" office:value-type="string">
            <text:p text:style-name="Table_20_Contents">Parênteses, a começar pelo par mais interno.</text:p>
          </table:table-cell>
        </table:table-row>
        <table:table-row>
          <table:table-cell table:style-name="TableRowCell" office:value-type="string">
            <text:p text:style-name="Table_20_Contents">Segundo</text:p>
          </table:table-cell>
          <table:table-cell table:style-name="TableRowCell" office:value-type="string">
            <text:p text:style-name="Table_20_Contents">Exponenciação, da esquerda para a direita.</text:p>
          </table:table-cell>
        </table:table-row>
        <table:table-row>
          <table:table-cell table:style-name="TableRowCell" office:value-type="string">
            <text:p text:style-name="Table_20_Contents">Terceiro</text:p>
          </table:table-cell>
          <table:table-cell table:style-name="TableRowCell" office:value-type="string">
            <text:p text:style-name="Table_20_Contents">Multiplicação e divisão com igual precedência, da esquerda para a direita.</text:p>
          </table:table-cell>
        </table:table-row>
        <table:table-row>
          <table:table-cell table:style-name="TableRowCell" office:value-type="string">
            <text:p text:style-name="Table_20_Contents">Quarto</text:p>
          </table:table-cell>
          <table:table-cell table:style-name="TableRowCell" office:value-type="string">
            <text:p text:style-name="Table_20_Contents">Adição e subtração com igual precedência, da esquerda para a direita.</text:p>
          </table:table-cell>
        </table:table-row>
      </table:table>
      <text:h text:style-name="Heading_20_2" text:outline-level="2"><text:bookmark-start text:name="operador-de-atribuição"/>2.4 Operador de atribuição<text:bookmark-end text:name="operador-de-atribuição"/></text:h>
      <text:list text:style-name="L2">
        <text:list-item>
          <text:p text:style-name="P6">O sinal = no MatLab é chamado de operador de atribuição ou de substituição.<text:line-break/></text:p>
        </text:list-item>
        <text:list-item>
          <text:p text:style-name="P6">Quando você digita <text:span text:style-name="Source_Text">x = 3</text:span>, você esta dizendo ao MatLab para atribuir 3 a variável x.<text:line-break/></text:p>
        </text:list-item>
        <text:list-item>
          <text:p text:style-name="P6">Entretanto, no MatLab também podemos digitar algo como: <text:span text:style-name="Source_Text">x = x + 2</text:span>. Isso diz ao MatLab para adicionar 2 ao valor atual de <text:span text:style-name="Source_Text">x</text:span> e substituir o valor atual de <text:span text:style-name="Source_Text">x</text:span> com esse novo valor.<text:line-break/></text:p>
        </text:list-item>
        <text:list-item>
          <text:p text:style-name="P6">Outra restrição é que o lado direito do operador = deve ter um valor calculável.<text:line-break/></text:p>
        </text:list-item>
      </text:list>
      <text:h text:style-name="Heading_20_2" text:outline-level="2"><text:bookmark-start text:name="nomes-de-variável"/>2.5 Nomes de variável<text:bookmark-end text:name="nomes-de-variável"/></text:h>
      <text:list text:style-name="L3">
        <text:list-item>
          <text:p text:style-name="P7">Os nomes de variáveis devem começar com uma letra; o restante do nome pode conter letras, digitos e traços inferiores (<text:span text:style-name="T1">underscore</text:span>).<text:line-break/></text:p>
        </text:list-item>
        <text:list-item>
          <text:p text:style-name="P7">O MatLab é sensível a maiusculas e minusculas (<text:span text:style-name="T1">case sensitive</text:span>).<text:line-break/></text:p>
        </text:list-item>
      </text:list>
      <text:p text:style-name="Pagebreak"/>
      <text:h text:style-name="Heading_20_2" text:outline-level="2"><text:bookmark-start text:name="gerenciando-a-sessão-de-trabalho"/>2.6 Gerenciando a sessão de trabalho<text:bookmark-end text:name="gerenciando-a-sessão-de-trabalho"/></text:h>
      <text:list text:style-name="L4">
        <text:list-item>
          <text:p text:style-name="P8">Um sinal de ponto e vírgula no final da linha suprime a impressão dos resultados na tela. Se um sinal de ponto e vírgula não for inserido no final da linha, o MatLab exibe os resultados da linha na tela.<text:line-break/></text:p>
        </text:list-item>
        <text:list-item>
          <text:p text:style-name="P8">Mesmo que você suprima a exibição com ponto e vírgula, o MatLab continua armazenando o valor da variável.<text:line-break/></text:p>
        </text:list-item>
      </text:list>
      <text:p text:style-name="TableCaption">Comandos para gerenciar a sessão de trabalho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Comandos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clc</text:p>
          </table:table-cell>
          <table:table-cell table:style-name="TableRowCell" office:value-type="string">
            <text:p text:style-name="Table_20_Contents">Limpa a janela de comandos.</text:p>
          </table:table-cell>
        </table:table-row>
        <table:table-row>
          <table:table-cell table:style-name="TableRowCell" office:value-type="string">
            <text:p text:style-name="Table_20_Contents">clear</text:p>
          </table:table-cell>
          <table:table-cell table:style-name="TableRowCell" office:value-type="string">
            <text:p text:style-name="Table_20_Contents">Remove todas as variáveis da memória.</text:p>
          </table:table-cell>
        </table:table-row>
        <table:table-row>
          <table:table-cell table:style-name="TableRowCell" office:value-type="string">
            <text:p text:style-name="Table_20_Contents">clear var1 var2</text:p>
          </table:table-cell>
          <table:table-cell table:style-name="TableRowCell" office:value-type="string">
            <text:p text:style-name="Table_20_Contents">Remove as variáveis var1 e var2 da memória.</text:p>
          </table:table-cell>
        </table:table-row>
        <table:table-row>
          <table:table-cell table:style-name="TableRowCell" office:value-type="string">
            <text:p text:style-name="Table_20_Contents">exist(‘name’)</text:p>
          </table:table-cell>
          <table:table-cell table:style-name="TableRowCell" office:value-type="string">
            <text:p text:style-name="Table_20_Contents">Determina se existe um arquivo ou variável com o nome ‘name’.</text:p>
          </table:table-cell>
        </table:table-row>
        <table:table-row>
          <table:table-cell table:style-name="TableRowCell" office:value-type="string">
            <text:p text:style-name="Table_20_Contents">quit</text:p>
          </table:table-cell>
          <table:table-cell table:style-name="TableRowCell" office:value-type="string">
            <text:p text:style-name="Table_20_Contents">Fecha o MatLab.</text:p>
          </table:table-cell>
        </table:table-row>
        <table:table-row>
          <table:table-cell table:style-name="TableRowCell" office:value-type="string">
            <text:p text:style-name="Table_20_Contents">who</text:p>
          </table:table-cell>
          <table:table-cell table:style-name="TableRowCell" office:value-type="string">
            <text:p text:style-name="Table_20_Contents">Lista todas as variáveis da memória</text:p>
          </table:table-cell>
        </table:table-row>
        <table:table-row>
          <table:table-cell table:style-name="TableRowCell" office:value-type="string">
            <text:p text:style-name="Table_20_Contents">whos</text:p>
          </table:table-cell>
          <table:table-cell table:style-name="TableRowCell" office:value-type="string">
            <text:p text:style-name="Table_20_Contents">Lista todas as variáveis da memória e tamanhos e indica se elas possuem parte imaginaria.</text:p>
          </table:table-cell>
        </table:table-row>
        <table:table-row>
          <table:table-cell table:style-name="TableRowCell" office:value-type="string">
            <text:p text:style-name="Table_20_Contents">:</text:p>
          </table:table-cell>
          <table:table-cell table:style-name="TableRowCell" office:value-type="string">
            <text:p text:style-name="Table_20_Contents">Dois pontos; gera arranjo com elementos igualmente espaçados.</text:p>
          </table:table-cell>
        </table:table-row>
        <table:table-row>
          <table:table-cell table:style-name="TableRowCell" office:value-type="string">
            <text:p text:style-name="Table_20_Contents">,</text:p>
          </table:table-cell>
          <table:table-cell table:style-name="TableRowCell" office:value-type="string">
            <text:p text:style-name="Table_20_Contents">Vírgula; separa elementos de um arranjo.</text:p>
          </table:table-cell>
        </table:table-row>
        <table:table-row>
          <table:table-cell table:style-name="TableRowCell" office:value-type="string">
            <text:p text:style-name="Table_20_Contents">;</text:p>
          </table:table-cell>
          <table:table-cell table:style-name="TableRowCell" office:value-type="string">
            <text:p text:style-name="Table_20_Contents">Ponto e vírgula; Suprime impressão na tela; Também indica uma nova linha em um arranjo.</text:p>
          </table:table-cell>
        </table:table-row>
        <table:table-row>
          <table:table-cell table:style-name="TableRowCell" office:value-type="string">
            <text:p text:style-name="Table_20_Contents">…</text:p>
          </table:table-cell>
          <table:table-cell table:style-name="TableRowCell" office:value-type="string">
            <text:p text:style-name="Table_20_Contents">Reticências; Continua uma linha.</text:p>
          </table:table-cell>
        </table:table-row>
      </table:table>
      <text:list text:style-name="L5">
        <text:list-item>
          <text:p text:style-name="P9">Você pode inserir varios comandos na mesma linha separando-os com uma vírgula se quiser ver o resultado do comando anterior, ou com um ponto e vírgula se quiser suprimir a exibição.<text:line-break/></text:p>
        </text:list-item>
      </text:list>
      <text:p text:style-name="P10">&gt;&gt; x=2; y=6+x, x=y+7</text:p>
      <text:p text:style-name="P11">y = 8</text:p>
      <text:p text:style-name="P12">x = 15</text:p>
      <text:p text:style-name="Pagebreak"/>
      <text:h text:style-name="Heading_20_1" text:outline-level="1"><text:bookmark-start text:name="arranjos-numéricos-de-células-e-de-estrutura"/>3 ARRANJOS NUMÉRICOS, DE CÉLULAS E DE ESTRUTURA<text:bookmark-end text:name="arranjos-numéricos-de-células-e-de-estrutura"/></text:h>
      <text:h text:style-name="Heading_20_1" text:outline-level="1"><text:bookmark-start text:name="funções-e-arquivos"/>4 FUNÇÕES E ARQUIVOS<text:bookmark-end text:name="funções-e-arquivos"/></text:h>
      <text:h text:style-name="Heading_20_1" text:outline-level="1"><text:bookmark-start text:name="programando-com-o-matlab"/>5 PROGRAMANDO COM O MATLAB<text:bookmark-end text:name="programando-com-o-matlab"/></text:h>
      <text:h text:style-name="Heading_20_1" text:outline-level="1"><text:bookmark-start text:name="plotagem-avançada"/>6 PLOTAGEM AVANÇADA<text:bookmark-end text:name="plotagem-avançada"/></text:h>
      <text:h text:style-name="Heading_20_1" text:outline-level="1"><text:bookmark-start text:name="construção-de-modelos-e-regressão"/>7 CONSTRUÇÃO DE MODELOS E REGRESSÃO<text:bookmark-end text:name="construção-de-modelos-e-regressão"/></text:h>
      <text:h text:style-name="Heading_20_1" text:outline-level="1"><text:bookmark-start text:name="estatística-probabilidade-e-interpolação"/>8 ESTATÍSTICA, PROBABILIDADE E INTERPOLAÇÃO<text:bookmark-end text:name="estatística-probabilidade-e-interpolação"/></text:h>
      <text:h text:style-name="Heading_20_1" text:outline-level="1"><text:bookmark-start text:name="equações-algébricas-lineares"/>9 EQUAÇÕES ALGÉBRICAS LINEARES<text:bookmark-end text:name="equações-algébricas-lineares"/></text:h>
      <text:h text:style-name="Heading_20_1" text:outline-level="1"><text:bookmark-start text:name="métodos-numéricos-para-cálculo-e-equações-diferenciais"/>10 MÉTODOS NUMÉRICOS PARA CÁLCULO E EQUAÇÕES DIFERENCIAIS<text:bookmark-end text:name="métodos-numéricos-para-cálculo-e-equações-diferenciais"/></text:h>
      <text:h text:style-name="Heading_20_1" text:outline-level="1"><text:bookmark-start text:name="simulink"/>11 SIMULINK<text:bookmark-end text:name="simulink"/></text:h>
      <text:h text:style-name="Heading_20_1" text:outline-level="1"><text:bookmark-start text:name="mupad"/>12 MuPAD<text:bookmark-end text:name="mupad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Octave e MatLab</dc:title>
    <dc:description/>
    <dc:subject/>
    <meta:keyword/>
    <meta:initial-creator>Sergio Pedro R Oliveira</meta:initial-creator>
    <dc:creator>Sergio Pedro R Oliveira</dc:creator>
    <meta:creation-date>2024-03-15T17:34:05Z</meta:creation-date>
    <dc:date>2024-03-15T17:34:05Z</dc:date>
    <meta:user-defined meta:name="bibliography" meta:value-type="string">RMarkdown/bibliografia_matlab.bib</meta:user-defined>
    <meta:user-defined meta:name="csl" meta:value-type="string">RMarkdown/abnt.csl</meta:user-defined>
    <meta:user-defined meta:name="date" meta:value-type="string">15 março 2024</meta:user-defined>
    <meta:user-defined meta:name="output" meta:value-type="string"/>
    <meta:user-defined meta:name="subtitle" meta:value-type="string">Estudo em MatLab para Octave</meta:user-defined>
  </office:meta>
</office:document-meta>
</file>